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7cm" table:align="margins"/>
    </style:style>
    <style:style style:name="Table1.A" style:family="table-column">
      <style:table-column-properties style:column-width="1.794cm" style:rel-column-width="6916*"/>
    </style:style>
    <style:style style:name="Table1.B" style:family="table-column">
      <style:table-column-properties style:column-width="2.409cm" style:rel-column-width="9290*"/>
    </style:style>
    <style:style style:name="Table1.C" style:family="table-column">
      <style:table-column-properties style:column-width="7.408cm" style:rel-column-width="28564*"/>
    </style:style>
    <style:style style:name="Table1.D" style:family="table-column">
      <style:table-column-properties style:column-width="5.385cm" style:rel-column-width="2076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97cm" table:align="margins"/>
    </style:style>
    <style:style style:name="Table2.A" style:family="table-column">
      <style:table-column-properties style:column-width="5.6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7cm" table:align="margins"/>
    </style:style>
    <style:style style:name="Table3.A" style:family="table-column">
      <style:table-column-properties style:column-width="5.66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7cm" table:align="margins"/>
    </style:style>
    <style:style style:name="Table4.A" style:family="table-column">
      <style:table-column-properties style:column-width="5.292cm" style:rel-column-width="20403*"/>
    </style:style>
    <style:style style:name="Table4.B" style:family="table-column">
      <style:table-column-properties style:column-width="4.821cm" style:rel-column-width="18587*"/>
    </style:style>
    <style:style style:name="Table4.C" style:family="table-column">
      <style:table-column-properties style:column-width="6.884cm" style:rel-column-width="2654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margins"/>
    </style:style>
    <style:style style:name="Table5.A" style:family="table-column">
      <style:table-column-properties style:column-width="2.999cm" style:rel-column-width="11561*"/>
    </style:style>
    <style:style style:name="Table5.B" style:family="table-column">
      <style:table-column-properties style:column-width="13.998cm" style:rel-column-width="53974*"/>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6" style:family="table">
      <style:table-properties style:width="16.997cm" table:align="margins"/>
    </style:style>
    <style:style style:name="Table6.A" style:family="table-column">
      <style:table-column-properties style:column-width="5.292cm" style:rel-column-width="20403*"/>
    </style:style>
    <style:style style:name="Table6.B" style:family="table-column">
      <style:table-column-properties style:column-width="6.04cm" style:rel-column-width="23286*"/>
    </style:style>
    <style:style style:name="Table6.C" style:family="table-column">
      <style:table-column-properties style:column-width="5.666cm" style:rel-column-width="21846*"/>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7" style:family="table">
      <style:table-properties style:width="16.997cm" table:align="margins"/>
    </style:style>
    <style:style style:name="Table7.A" style:family="table-column">
      <style:table-column-properties style:column-width="5.66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7cm" table:align="margins"/>
    </style:style>
    <style:style style:name="Table8.A" style:family="table-column">
      <style:table-column-properties style:column-width="9.495cm" style:rel-column-width="36610*"/>
    </style:style>
    <style:style style:name="Table8.B" style:family="table-column">
      <style:table-column-properties style:column-width="7.502cm" style:rel-column-width="28925*"/>
    </style:style>
    <style:style style:name="Table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8.B1" style:family="table-cell">
      <style:table-cell-properties fo:background-color="#80808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9" style:family="table">
      <style:table-properties style:width="16.997cm" table:align="margins"/>
    </style:style>
    <style:style style:name="Table9.A" style:family="table-column">
      <style:table-column-properties style:column-width="8.498cm" style:rel-column-width="32767*"/>
    </style:style>
    <style:style style:name="Table9.B" style:family="table-column">
      <style:table-column-properties style:column-width="8.498cm" style:rel-column-width="32768*"/>
    </style:style>
    <style:style style:name="Table9.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9.B1" style:family="table-cell">
      <style:table-cell-properties fo:background-color="#666666"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997cm" table:align="margins"/>
    </style:style>
    <style:style style:name="Table10.A" style:family="table-column">
      <style:table-column-properties style:column-width="5.703cm" style:rel-column-width="21987*"/>
    </style:style>
    <style:style style:name="Table10.B" style:family="table-column">
      <style:table-column-properties style:column-width="11.294cm" style:rel-column-width="43548*"/>
    </style:style>
    <style:style style:name="Table10.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0.B1" style:family="table-cell">
      <style:table-cell-properties fo:background-color="#66666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officeooo:rsid="001d2412" officeooo:paragraph-rsid="001d241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Arial" fo:font-size="12pt" fo:font-style="italic" fo:font-weight="normal" officeooo:rsid="0022256b" officeooo:paragraph-rsid="0022256b"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style:font-name="Arial" fo:font-size="12pt" fo:font-style="italic" fo:font-weight="normal" officeooo:rsid="0029e347" officeooo:paragraph-rsid="0029e347"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center" style:justify-single-word="false"/>
      <style:text-properties style:font-name="Arial" fo:font-size="12pt" fo:font-style="italic" fo:font-weight="normal" officeooo:rsid="0029e347" officeooo:paragraph-rsid="0032622f"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rial" fo:font-size="12pt" fo:font-style="normal" fo:font-weight="normal" officeooo:rsid="0025ce73" officeooo:paragraph-rsid="0025ce73"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fo:font-weight="normal" officeooo:rsid="0029e347" officeooo:paragraph-rsid="0029e347"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officeooo:rsid="0029a5fc" officeooo:paragraph-rsid="0029a5f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font-style="normal" fo:font-weight="normal" officeooo:rsid="002b6da1" officeooo:paragraph-rsid="002b6da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font-style="normal" fo:font-weight="normal" officeooo:rsid="0035634b" officeooo:paragraph-rsid="00361202"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font-style="normal" fo:font-weight="normal" officeooo:rsid="00361202" officeooo:paragraph-rsid="0036120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2pt" fo:font-style="normal" fo:font-weight="normal" officeooo:rsid="00361202" officeooo:paragraph-rsid="003636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font-style="normal" fo:font-weight="normal" officeooo:rsid="003636da" officeooo:paragraph-rsid="003636d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fo:font-weight="normal" officeooo:rsid="002bbb65" officeooo:paragraph-rsid="002bbb65"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normal" officeooo:rsid="002bbb65" officeooo:paragraph-rsid="002c7c1d"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Arial" fo:font-size="12pt" fo:font-style="normal" fo:font-weight="normal" officeooo:rsid="002bbb65" officeooo:paragraph-rsid="0032622f"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rial" fo:font-size="12pt" fo:font-style="normal" fo:font-weight="normal" officeooo:rsid="0039070c" officeooo:paragraph-rsid="0039070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Arial" fo:font-size="12pt" fo:font-style="normal" fo:font-weight="normal" officeooo:rsid="0039070c" officeooo:paragraph-rsid="0039070c"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Arial" fo:font-size="12pt" fo:font-style="normal" fo:font-weight="bold" officeooo:rsid="002bbb65" officeooo:paragraph-rsid="002bbb65"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rial" officeooo:rsid="001bac37" officeooo:paragraph-rsid="001bac37"/>
    </style:style>
    <style:style style:name="P25" style:family="paragraph" style:parent-style-name="Standard">
      <style:paragraph-properties fo:text-align="start" style:justify-single-word="false"/>
      <style:text-properties style:font-name="Arial" officeooo:rsid="001bac37" officeooo:paragraph-rsid="001c07d0"/>
    </style:style>
    <style:style style:name="P26" style:family="paragraph" style:parent-style-name="Standard">
      <style:paragraph-properties fo:text-align="start" style:justify-single-word="false"/>
      <style:text-properties style:font-name="Arial" fo:font-size="18pt" fo:font-weight="bold" officeooo:rsid="00200fd5" officeooo:paragraph-rsid="00200fd5" style:font-size-asian="15.75pt" style:font-weight-asian="bold" style:font-size-complex="18pt" style:font-weight-complex="bold"/>
    </style:style>
    <style:style style:name="P27" style:family="paragraph" style:parent-style-name="Standard">
      <style:paragraph-properties fo:text-align="start" style:justify-single-word="fals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28" style:family="paragraph" style:parent-style-name="Standard">
      <style:paragraph-properties fo:text-align="start" style:justify-single-word="fals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29" style:family="paragraph" style:parent-style-name="Standard">
      <style:paragraph-properties fo:text-align="start" style:justify-single-word="false"/>
      <style:text-properties style:font-name="Arial" fo:font-size="18pt" fo:font-style="normal" fo:font-weight="bold" officeooo:rsid="0035634b" officeooo:paragraph-rsid="0035634b" style:font-size-asian="15.75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style:text-properties style:font-name="Arial" fo:font-size="18pt" fo:font-style="normal" fo:font-weight="bold" officeooo:rsid="0035634b" officeooo:paragraph-rsid="003636da" style:font-size-asian="15.75pt" style:font-style-asian="normal" style:font-weight-asian="bold" style:font-size-complex="18pt" style:font-style-complex="normal" style:font-weight-complex="bold"/>
    </style:style>
    <style:style style:name="P31" style:family="paragraph" style:parent-style-name="Standard">
      <style:paragraph-properties fo:text-align="center" style:justify-single-word="false"/>
      <style:text-properties style:font-name="Arial" fo:font-size="22pt" fo:font-weight="bold" officeooo:rsid="001bac37" officeooo:paragraph-rsid="001bac37" style:font-size-asian="19.25pt" style:font-weight-asian="bold" style:font-size-complex="22pt" style:font-weight-complex="bold"/>
    </style:style>
    <style:style style:name="P32" style:family="paragraph" style:parent-style-name="Standard">
      <style:paragraph-properties fo:text-align="center" style:justify-single-word="false"/>
      <style:text-properties style:font-name="Arial" fo:font-size="22pt" fo:font-weight="bold" officeooo:rsid="001d2412" officeooo:paragraph-rsid="001d2412" style:font-size-asian="22pt" style:font-weight-asian="bold" style:font-size-complex="22pt" style:font-weight-complex="bold"/>
    </style:style>
    <style:style style:name="P33" style:family="paragraph" style:parent-style-name="Standard">
      <style:paragraph-properties fo:text-align="start" style:justify-single-word="false"/>
      <style:text-properties style:font-name="Arial" fo:font-weight="normal" officeooo:rsid="001bac37" officeooo:paragraph-rsid="001c07d0" style:font-weight-asian="normal" style:font-weight-complex="normal"/>
    </style:style>
    <style:style style:name="P34" style:family="paragraph" style:parent-style-name="Standard">
      <style:paragraph-properties fo:text-align="start" style:justify-single-word="false"/>
      <style:text-properties style:font-name="Arial" fo:font-size="16pt" fo:font-weight="bold" officeooo:rsid="001eae15" officeooo:paragraph-rsid="001eae15" style:font-size-asian="16pt" style:font-weight-asian="bold" style:font-size-complex="16pt" style:font-weight-complex="bold"/>
    </style:style>
    <style:style style:name="P35" style:family="paragraph" style:parent-style-name="Standard">
      <style:paragraph-properties fo:text-align="start" style:justify-single-word="false"/>
      <style:text-properties style:font-name="Arial" fo:font-size="16pt" fo:font-weight="bold" officeooo:paragraph-rsid="00200fd5" style:font-size-asian="16pt" style:font-weight-asian="bold" style:font-size-complex="16pt" style:font-weight-complex="bold"/>
    </style:style>
    <style:style style:name="P36" style:family="paragraph" style:parent-style-name="Standard">
      <style:paragraph-properties fo:text-align="start" style:justify-single-word="false"/>
      <style:text-properties style:font-name="Arial" fo:font-size="16pt" fo:font-weight="bold" officeooo:rsid="00203bd6" officeooo:paragraph-rsid="00203bd6" style:font-size-asian="16pt" style:font-weight-asian="bold" style:font-size-complex="16pt" style:font-weight-complex="bold"/>
    </style:style>
    <style:style style:name="P37" style:family="paragraph" style:parent-style-name="Standard">
      <style:paragraph-properties fo:text-align="start" style:justify-single-word="false"/>
      <style:text-properties style:font-name="Arial" fo:font-size="16pt" fo:font-weight="bold" officeooo:rsid="00203bd6" officeooo:paragraph-rsid="00203bd6" style:font-size-asian="14pt" style:font-weight-asian="bold" style:font-size-complex="16pt" style:font-weight-complex="bold"/>
    </style:style>
    <style:style style:name="P38"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39" style:family="paragraph" style:parent-style-name="Standard">
      <style:paragraph-properties fo:text-align="start" style:justify-single-word="false"/>
      <style:text-properties style:font-name="Arial" fo:font-size="16pt" fo:font-style="normal" fo:font-weight="bold" officeooo:rsid="0025ce73" officeooo:paragraph-rsid="0025ce73" style:font-size-asian="14pt" style:font-style-asian="normal" style:font-weight-asian="bold" style:font-size-complex="16pt" style:font-style-complex="normal" style:font-weight-complex="bold"/>
    </style:style>
    <style:style style:name="P40" style:family="paragraph" style:parent-style-name="Standard">
      <style:paragraph-properties fo:text-align="start" style:justify-single-word="false"/>
      <style:text-properties style:font-name="Arial" fo:font-size="16pt" fo:font-style="normal" fo:font-weight="bold" officeooo:rsid="002b6da1" officeooo:paragraph-rsid="002b6da1" style:font-size-asian="14pt" style:font-style-asian="normal" style:font-weight-asian="bold" style:font-size-complex="16pt" style:font-style-complex="normal" style:font-weight-complex="bold"/>
    </style:style>
    <style:style style:name="P41" style:family="paragraph" style:parent-style-name="Standard">
      <style:paragraph-properties fo:text-align="justify" style:justify-single-word="false"/>
      <style:text-properties style:font-name="Arial" fo:font-size="16pt" fo:font-style="normal" fo:font-weight="bold" officeooo:rsid="002b6da1" officeooo:paragraph-rsid="0039070c" style:font-size-asian="14pt" style:font-style-asian="normal" style:font-weight-asian="bold" style:font-size-complex="16pt" style:font-style-complex="normal" style:font-weight-complex="bold"/>
    </style:style>
    <style:style style:name="P42" style:family="paragraph" style:parent-style-name="Standard">
      <style:paragraph-properties fo:text-align="start" style:justify-single-word="false"/>
      <style:text-properties style:font-name="Arial" fo:font-size="16pt" fo:font-style="normal" fo:font-weight="bold" officeooo:rsid="002bbb65" officeooo:paragraph-rsid="002bbb65" style:font-size-asian="14pt" style:font-style-asian="normal" style:font-weight-asian="bold" style:font-size-complex="16pt" style:font-style-complex="normal" style:font-weight-complex="bold"/>
    </style:style>
    <style:style style:name="P43" style:family="paragraph" style:parent-style-name="Standard">
      <style:paragraph-properties fo:text-align="start" style:justify-single-word="false"/>
      <style:text-properties style:font-name="Arial" fo:font-size="14pt" fo:font-style="normal" fo:font-weight="bold" officeooo:rsid="002bbb65" officeooo:paragraph-rsid="002bbb65" style:font-size-asian="12.25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style:font-name="Arial" fo:font-size="14pt" fo:font-style="normal" fo:font-weight="bold" officeooo:rsid="002bbb65" officeooo:paragraph-rsid="0039070c" style:font-size-asian="12.25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P46"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22pt" fo:font-weight="bold" officeooo:rsid="001bac37" officeooo:paragraph-rsid="001bac37" style:font-size-asian="19.25pt" style:font-weight-asian="bold" style:font-size-complex="22pt" style:font-weight-complex="bold"/>
    </style:style>
    <style:style style:name="P47" style:family="paragraph" style:parent-style-name="Standard">
      <style:paragraph-properties fo:break-before="page"/>
    </style:style>
    <style:style style:name="P48" style:family="paragraph" style:parent-style-name="Standard">
      <style:paragraph-properties fo:text-align="center" style:justify-single-word="false" fo:break-before="page"/>
      <style:text-properties style:font-name="Arial" fo:font-size="22pt" fo:font-weight="bold" officeooo:rsid="001d2412" officeooo:paragraph-rsid="001d2412" style:font-size-asian="22pt" style:font-weight-asian="bold" style:font-size-complex="22pt" style:font-weight-complex="bold"/>
    </style:style>
    <style:style style:name="P49" style:family="paragraph" style:parent-style-name="Standard">
      <style:paragraph-properties fo:text-align="start" style:justify-single-word="false" fo:break-before="page"/>
      <style:text-properties style:font-name="Arial" fo:font-size="16pt" fo:font-weight="bold" officeooo:rsid="001eae15" officeooo:paragraph-rsid="001eae15" style:font-size-asian="16pt" style:font-weight-asian="bold" style:font-size-complex="16pt" style:font-weight-complex="bold"/>
    </style:style>
    <style:style style:name="P50" style:family="paragraph" style:parent-style-name="Standard">
      <style:paragraph-properties fo:text-align="start" style:justify-single-word="false" fo:break-before="pag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fo:break-before="page"/>
      <style:text-properties style:font-name="Arial" fo:font-size="18pt" fo:font-weight="bold" officeooo:rsid="00200fd5" officeooo:paragraph-rsid="00200fd5" style:font-size-asian="15.75pt" style:font-weight-asian="bold" style:font-size-complex="18pt" style:font-weight-complex="bold"/>
    </style:style>
    <style:style style:name="P52" style:family="paragraph" style:parent-style-name="Standard">
      <style:paragraph-properties fo:text-align="start" style:justify-single-word="false" fo:break-before="pag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break-before="pag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break-before="page"/>
      <style:text-properties style:font-name="Arial" fo:font-size="18pt" fo:font-style="normal" fo:font-weight="bold" officeooo:rsid="0035634b" officeooo:paragraph-rsid="003636da" style:font-size-asian="15.75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break-before="pag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56" style:family="paragraph" style:parent-style-name="Text_20_body">
      <style:paragraph-properties fo:text-align="center" style:justify-single-word="false" fo:break-before="page"/>
      <style:text-properties fo:font-size="22pt" fo:font-weight="bold" officeooo:rsid="001d2412" officeooo:paragraph-rsid="001d2412" style:font-size-asian="22pt" style:font-weight-asian="bold" style:font-size-complex="22pt" style:font-weight-complex="bold"/>
    </style:style>
    <style:style style:name="P57" style:family="paragraph" style:parent-style-name="Table_20_Contents">
      <style:paragraph-properties fo:text-align="start" style:justify-single-word="false"/>
      <style:text-properties style:font-name="Arial"/>
    </style:style>
    <style:style style:name="P58" style:family="paragraph" style:parent-style-name="Table_20_Contents">
      <style:paragraph-properties fo:text-align="start" style:justify-single-word="false"/>
      <style:text-properties style:font-name="Arial" officeooo:rsid="001c07d0" officeooo:paragraph-rsid="001c07d0"/>
    </style:style>
    <style:style style:name="P59" style:family="paragraph" style:parent-style-name="Table_20_Contents">
      <style:paragraph-properties fo:text-align="start" style:justify-single-word="false"/>
      <style:text-properties style:font-name="Arial" fo:font-size="12pt" style:font-size-asian="10.5pt" style:font-size-complex="12pt"/>
    </style:style>
    <style:style style:name="P60" style:family="paragraph" style:parent-style-name="Table_20_Contents">
      <style:paragraph-properties fo:text-align="start" style:justify-single-word="false"/>
      <style:text-properties style:font-name="Arial" fo:font-size="12pt" officeooo:paragraph-rsid="001d2412" style:font-size-asian="10.5pt" style:font-size-complex="12pt"/>
    </style:style>
    <style:style style:name="P61" style:family="paragraph" style:parent-style-name="Table_20_Contents">
      <style:paragraph-properties fo:text-align="start" style:justify-single-word="false"/>
      <style:text-properties style:font-name="Arial" fo:font-size="12pt" officeooo:rsid="001d2412" officeooo:paragraph-rsid="001d2412" style:font-size-asian="10.5pt" style:font-size-complex="12pt"/>
    </style:style>
    <style:style style:name="P62" style:family="paragraph" style:parent-style-name="Table_20_Contents">
      <style:paragraph-properties fo:text-align="start" style:justify-single-word="false"/>
      <style:text-properties style:font-name="Arial" fo:font-size="12pt" officeooo:rsid="0029e347" officeooo:paragraph-rsid="0029e347" style:font-size-asian="10.5pt" style:font-size-complex="12pt"/>
    </style:style>
    <style:style style:name="P63" style:family="paragraph" style:parent-style-name="Table_20_Contents">
      <style:paragraph-properties fo:text-align="start" style:justify-single-word="false"/>
      <style:text-properties style:font-name="Arial" fo:font-size="12pt" style:font-size-asian="12pt" style:font-size-complex="12pt"/>
    </style:style>
    <style:style style:name="P64" style:family="paragraph" style:parent-style-name="Table_20_Contents">
      <style:paragraph-properties fo:text-align="start" style:justify-single-word="false"/>
      <style:text-properties style:font-name="Arial" fo:font-size="12pt" officeooo:rsid="0022256b" officeooo:paragraph-rsid="0022256b" style:font-size-asian="12pt" style:font-size-complex="12pt"/>
    </style:style>
    <style:style style:name="P65" style:family="paragraph" style:parent-style-name="Table_20_Contents">
      <style:paragraph-properties fo:text-align="start" style:justify-single-word="false"/>
      <style:text-properties style:font-name="Arial" fo:font-size="12pt" officeooo:rsid="0022ed8d" officeooo:paragraph-rsid="0022ed8d" style:font-size-asian="12pt" style:font-size-complex="12pt"/>
    </style:style>
    <style:style style:name="P66" style:family="paragraph" style:parent-style-name="Table_20_Contents">
      <style:paragraph-properties fo:text-align="start" style:justify-single-word="false"/>
      <style:text-properties style:font-name="Arial" fo:font-size="12pt" officeooo:rsid="0024cee3" officeooo:paragraph-rsid="0024cee3" style:font-size-asian="12pt" style:font-size-complex="12pt"/>
    </style:style>
    <style:style style:name="P67" style:family="paragraph" style:parent-style-name="Table_20_Contents">
      <style:paragraph-properties fo:text-align="start" style:justify-single-word="false"/>
      <style:text-properties style:font-name="Arial" fo:font-size="12pt" officeooo:rsid="0024f18f" officeooo:paragraph-rsid="0024f18f" style:font-size-asian="12pt" style:font-size-complex="12pt"/>
    </style:style>
    <style:style style:name="P68" style:family="paragraph" style:parent-style-name="Table_20_Contents">
      <style:paragraph-properties fo:text-align="start" style:justify-single-word="false"/>
      <style:text-properties style:font-name="Arial" fo:font-size="12pt" officeooo:rsid="002c7c1d" officeooo:paragraph-rsid="002c7c1d" style:font-size-asian="12pt" style:font-size-complex="12pt"/>
    </style:style>
    <style:style style:name="P69" style:family="paragraph" style:parent-style-name="Table_20_Contents">
      <style:paragraph-properties fo:text-align="start" style:justify-single-word="false"/>
      <style:text-properties style:font-name="Arial" fo:font-size="12pt" officeooo:rsid="00311a25" officeooo:paragraph-rsid="00311a25" style:font-size-asian="12pt" style:font-size-complex="12pt"/>
    </style:style>
    <style:style style:name="P70" style:family="paragraph" style:parent-style-name="Table_20_Contents">
      <style:paragraph-properties fo:text-align="center" style:justify-single-word="false"/>
      <style:text-properties style:font-name="Arial" fo:font-size="12pt" officeooo:rsid="00311a25" officeooo:paragraph-rsid="00311a25" style:font-size-asian="12pt" style:font-size-complex="12pt"/>
    </style:style>
    <style:style style:name="P71" style:family="paragraph" style:parent-style-name="Table_20_Contents">
      <style:paragraph-properties fo:text-align="start" style:justify-single-word="false"/>
      <style:text-properties style:font-name="Arial" fo:font-size="12pt" fo:font-weight="bold" officeooo:rsid="00203bd6" officeooo:paragraph-rsid="00203bd6"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rsid="0029e347" officeooo:paragraph-rsid="0029e347" style:font-size-asian="10.5pt" style:font-weight-asian="bold" style:font-size-complex="12pt" style:font-weight-complex="bold"/>
    </style:style>
    <style:style style:name="P74" style:family="paragraph" style:parent-style-name="Table_20_Contents">
      <style:paragraph-properties fo:text-align="start" style:justify-single-word="false"/>
      <style:text-properties fo:font-variant="normal" fo:text-transform="none" fo:color="#000000" style:font-name="Arial" fo:font-size="12pt" fo:letter-spacing="normal" fo:font-style="normal" fo:font-weight="normal" officeooo:rsid="0024f18f" officeooo:paragraph-rsid="0024f18f" style:font-size-asian="12pt" style:font-size-complex="12pt"/>
    </style:style>
    <style:style style:name="P75" style:family="paragraph" style:parent-style-name="Table_20_Contents">
      <style:paragraph-properties fo:text-align="center" style:justify-single-word="false"/>
      <style:text-properties fo:color="#000000" style:font-name="Arial" fo:font-size="12pt" officeooo:rsid="002c7c1d" officeooo:paragraph-rsid="002c7c1d" style:font-size-asian="12pt" style:font-size-complex="12pt"/>
    </style:style>
    <style:style style:name="P76" style:family="paragraph" style:parent-style-name="Table_20_Contents">
      <style:paragraph-properties fo:text-align="start" style:justify-single-word="false"/>
      <style:text-properties fo:color="#000000" style:font-name="Arial" fo:font-size="12pt" officeooo:rsid="002c7c1d" officeooo:paragraph-rsid="002c7c1d" style:font-size-asian="12pt" style:font-size-complex="12pt"/>
    </style:style>
    <style:style style:name="P77" style:family="paragraph" style:parent-style-name="Table_20_Contents" style:list-style-name="L3">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3eb146" officeooo:paragraph-rsid="003eb146"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style="normal" fo:font-weight="normal" officeooo:rsid="0029e347" officeooo:paragraph-rsid="003f785a" style:font-size-asian="10.5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style:text-properties style:font-name="Arial" fo:font-size="12pt" fo:font-style="normal" fo:font-weight="normal" officeooo:rsid="003b94b7" officeooo:paragraph-rsid="003b94b7" style:font-size-asian="10.5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style:text-properties style:font-name="Arial" fo:font-size="12pt" fo:font-style="normal" fo:font-weight="normal" officeooo:rsid="003b94b7" officeooo:paragraph-rsid="003f785a" style:font-size-asian="10.5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style:text-properties style:font-name="Arial" fo:font-size="12pt" fo:font-style="normal" fo:font-weight="normal" officeooo:rsid="003c0cb7" officeooo:paragraph-rsid="003f785a" style:font-size-asian="10.5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style:text-properties style:font-name="Arial" fo:font-size="12pt" officeooo:rsid="003e08c3" officeooo:paragraph-rsid="003e08c3" style:font-size-asian="12pt" style:font-size-complex="12pt"/>
    </style:style>
    <style:style style:name="P84" style:family="paragraph" style:parent-style-name="Table_20_Contents">
      <style:paragraph-properties fo:text-align="start" style:justify-single-word="false"/>
      <style:text-properties style:font-name="Arial" fo:font-size="12pt" officeooo:rsid="003eb146" officeooo:paragraph-rsid="003eb146" style:font-size-asian="12pt" style:font-size-complex="12pt"/>
    </style:style>
    <style:style style:name="P85" style:family="paragraph" style:parent-style-name="Table_20_Contents">
      <style:paragraph-properties fo:text-align="start" style:justify-single-word="false"/>
      <style:text-properties style:font-name="Arial" fo:font-size="12pt" officeooo:rsid="003f785a" officeooo:paragraph-rsid="003f785a" style:font-size-asian="12pt" style:font-size-complex="12pt"/>
    </style:style>
    <style:style style:name="P86" style:family="paragraph" style:parent-style-name="Table_20_Contents">
      <style:paragraph-properties fo:text-align="center" style:justify-single-word="false"/>
      <style:text-properties style:font-name="Arial" fo:font-size="12pt" officeooo:rsid="003376e5" officeooo:paragraph-rsid="003376e5" fo:background-color="#ffff00" style:font-size-asian="12pt" style:font-size-complex="12pt"/>
    </style:style>
    <style:style style:name="P87" style:family="paragraph" style:parent-style-name="Table_20_Contents">
      <style:paragraph-properties fo:text-align="start" style:justify-single-word="false"/>
      <style:text-properties style:font-name="Arial" fo:font-size="12pt" officeooo:rsid="003376e5" officeooo:paragraph-rsid="003376e5" fo:background-color="#ffff00" style:font-size-asian="12pt" style:font-size-complex="12pt"/>
    </style:style>
    <style:style style:name="P88" style:family="paragraph" style:parent-style-name="Table_20_Contents">
      <style:paragraph-properties fo:text-align="start" style:justify-single-word="false"/>
      <style:text-properties style:font-name="Arial" fo:font-size="12pt" officeooo:rsid="00361202" officeooo:paragraph-rsid="00361202" fo:background-color="#ffff00" style:font-size-asian="12pt" style:font-size-complex="12pt"/>
    </style:style>
    <style:style style:name="P89" style:family="paragraph" style:parent-style-name="Table_20_Contents">
      <style:paragraph-properties fo:text-align="start" style:justify-single-word="false"/>
      <style:text-properties style:font-name="Arial" fo:font-size="18pt" fo:font-style="normal" fo:font-weight="bold" officeooo:rsid="003b94b7" officeooo:paragraph-rsid="003f785a" style:font-size-asian="18pt" style:font-style-asian="normal" style:font-weight-asian="bold" style:font-size-complex="18pt" style:font-style-complex="normal" style:font-weight-complex="bold"/>
    </style:style>
    <style:style style:name="P90" style:family="paragraph" style:parent-style-name="Standard" style:list-style-name="L2">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91" style:family="paragraph" style:parent-style-name="Standard" style:list-style-name="L1">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Arial" fo:font-size="12pt" fo:font-style="normal" fo:font-weight="normal" officeooo:rsid="003b94b7" officeooo:paragraph-rsid="003b94b7"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Arial" fo:font-size="12pt" fo:font-style="normal" fo:font-weight="normal" officeooo:rsid="003b94b7" officeooo:paragraph-rsid="003f785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fo:font-weight="normal" officeooo:rsid="003c0cb7" officeooo:paragraph-rsid="003b94b7"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Arial" fo:font-size="12pt" fo:font-style="normal" fo:font-weight="normal" officeooo:rsid="0040d3a2" officeooo:paragraph-rsid="0040d3a2" style:font-size-asian="10.5pt" style:font-style-asian="normal" style:font-weight-asian="normal" style:font-size-complex="12pt" style:font-style-complex="normal" style:font-weight-complex="normal"/>
    </style:style>
    <style:style style:name="P96" style:family="paragraph" style:parent-style-name="Standard" style:list-style-name="L4">
      <style:paragraph-properties fo:text-align="justify" style:justify-single-word="false"/>
      <style:text-properties style:font-name="Arial" fo:font-size="12pt" fo:font-style="normal" fo:font-weight="normal" officeooo:rsid="0039070c" officeooo:paragraph-rsid="0039070c" style:font-size-asian="12pt" style:font-style-asian="normal" style:font-weight-asian="normal" style:font-size-complex="12pt" style:font-style-complex="normal" style:font-weight-complex="normal"/>
    </style:style>
    <style:style style:name="P97" style:family="paragraph" style:parent-style-name="Standard" style:list-style-name="L5">
      <style:paragraph-properties fo:text-align="justify" style:justify-single-word="false"/>
      <style:text-properties style:font-name="Arial" fo:font-size="12pt" fo:font-style="normal" fo:font-weight="normal" officeooo:rsid="0039070c" officeooo:paragraph-rsid="0039070c" style:font-size-asian="12pt" style:font-style-asian="normal" style:font-weight-asian="normal" style:font-size-complex="12pt" style:font-style-complex="normal" style:font-weight-complex="normal"/>
    </style:style>
    <style:style style:name="P98" style:family="paragraph" style:parent-style-name="Standard" style:list-style-name="L6">
      <style:paragraph-properties fo:text-align="justify" style:justify-single-word="false"/>
      <style:text-properties style:font-name="Arial" fo:font-size="12pt" fo:font-style="normal" fo:font-weight="normal" officeooo:rsid="0039070c" officeooo:paragraph-rsid="0039070c" style:font-size-asian="12pt" style:font-style-asian="normal" style:font-weight-asian="normal" style:font-size-complex="12pt" style:font-style-complex="normal" style:font-weight-complex="normal"/>
    </style:style>
    <style:style style:name="P99" style:family="paragraph" style:parent-style-name="Standard" style:list-style-name="L7">
      <style:paragraph-properties fo:text-align="justify" style:justify-single-word="false"/>
      <style:text-properties style:font-name="Arial" fo:font-size="12pt" fo:font-style="normal" fo:font-weight="normal" officeooo:rsid="0039070c" officeooo:paragraph-rsid="0039070c"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Arial" fo:font-size="12pt" fo:font-style="normal" fo:font-weight="normal" officeooo:rsid="0039070c" officeooo:paragraph-rsid="0039070c"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Arial" fo:font-size="12pt" fo:font-style="normal" fo:font-weight="normal" officeooo:rsid="0040d3a2" officeooo:paragraph-rsid="0040d3a2"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Arial" fo:font-size="12pt" fo:font-style="normal" fo:font-weight="normal" officeooo:rsid="00361202" officeooo:paragraph-rsid="00361202" fo:background-color="#ffff00"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Arial" fo:font-size="12pt" fo:font-style="normal" fo:font-weight="normal" officeooo:rsid="0040d3a2" officeooo:paragraph-rsid="0040d3a2" fo:background-color="#ffff00"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Arial" fo:font-size="12pt" fo:font-style="normal" fo:font-weight="bold" officeooo:rsid="003b94b7" officeooo:paragraph-rsid="003f785a"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Arial" fo:font-size="12pt" fo:font-style="normal" fo:font-weight="bold" officeooo:rsid="002bbb65" officeooo:paragraph-rsid="003376e5" fo:background-color="#ffff00" style:font-size-asian="12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Arial" fo:font-size="12pt" fo:font-style="normal" fo:font-weight="bold" officeooo:rsid="0040d3a2" officeooo:paragraph-rsid="0040d3a2" fo:background-color="#ffff00" style:font-size-asian="12pt" style:font-style-asian="normal" style:font-weight-asian="bold" style:font-size-complex="12pt" style:font-style-complex="normal" style:font-weight-complex="bold"/>
    </style:style>
    <style:style style:name="P107" style:family="paragraph" style:parent-style-name="Standard">
      <style:paragraph-properties fo:text-align="center" style:justify-single-word="false"/>
      <style:text-properties style:font-name="Arial" fo:font-size="12pt" fo:font-style="italic" fo:font-weight="normal" officeooo:rsid="0029e347" officeooo:paragraph-rsid="00361202" fo:background-color="#ffff00"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start"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109" style:family="paragraph" style:parent-style-name="Standard">
      <style:paragraph-properties fo:text-align="start" style:justify-single-word="false"/>
      <style:text-properties style:font-name="Arial" fo:font-size="18pt" fo:font-style="normal" fo:font-weight="bold" officeooo:rsid="003b94b7" officeooo:paragraph-rsid="003f785a" style:font-size-asian="15.75pt" style:font-style-asian="normal" style:font-weight-asian="bold" style:font-size-complex="18pt" style:font-style-complex="normal" style:font-weight-complex="bold"/>
    </style:style>
    <style:style style:name="P110"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111" style:family="paragraph" style:parent-style-name="Standard">
      <style:paragraph-properties fo:text-align="justify" style:justify-single-word="false"/>
      <style:text-properties style:font-name="Arial" fo:font-size="16pt" fo:font-style="normal" fo:font-weight="bold" officeooo:rsid="002b6da1" officeooo:paragraph-rsid="0039070c" style:font-size-asian="14pt" style:font-style-asian="normal" style:font-weight-asian="bold" style:font-size-complex="16pt" style:font-style-complex="normal" style:font-weight-complex="bold"/>
    </style:style>
    <style:style style:name="P112" style:family="paragraph" style:parent-style-name="Standard">
      <style:paragraph-properties fo:text-align="justify" style:justify-single-word="false"/>
      <style:text-properties style:font-name="Arial" fo:font-size="16pt" fo:font-style="normal" fo:font-weight="bold" officeooo:rsid="0040d3a2" officeooo:paragraph-rsid="0040d3a2" fo:background-color="#ffff00" style:font-size-asian="16pt" style:font-style-asian="normal" style:font-weight-asian="bold" style:font-size-complex="16pt" style:font-style-complex="normal" style:font-weight-complex="bold"/>
    </style:style>
    <style:style style:name="P113" style:family="paragraph" style:parent-style-name="Standard">
      <style:paragraph-properties fo:text-align="start" style:justify-single-word="false"/>
      <style:text-properties style:font-name="Arial" fo:font-size="14pt" fo:font-style="normal" fo:font-weight="bold" officeooo:rsid="002bbb65" officeooo:paragraph-rsid="0040d3a2" style:font-size-asian="12.25pt" style:font-style-asian="normal" style:font-weight-asian="bold" style:font-size-complex="14pt" style:font-style-complex="normal" style:font-weight-complex="bold"/>
    </style:style>
    <style:style style:name="P114" style:family="paragraph" style:parent-style-name="Standard">
      <style:paragraph-properties fo:text-align="start" style:justify-single-word="false" style:border-line-width-bottom="0.088cm 0.026cm 0.026cm" fo:padding="0.074cm" fo:border-left="none" fo:border-right="none" fo:border-top="none" fo:border-bottom="4pt double #000000" style:join-border="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115" style:family="paragraph" style:parent-style-name="Standard">
      <style:paragraph-properties fo:text-align="start" style:justify-single-word="false" fo:break-before="page"/>
      <style:text-properties style:font-name="Arial" fo:font-size="18pt" fo:font-style="normal" fo:font-weight="bold" officeooo:rsid="0035634b" officeooo:paragraph-rsid="0035634b" fo:background-color="#ffff00" style:font-size-asian="15.75pt" style:font-style-asian="normal" style:font-weight-asian="bold" style:font-size-complex="18pt" style:font-style-complex="normal" style:font-weight-complex="bold"/>
    </style:style>
    <style:style style:name="T1" style:family="text">
      <style:text-properties officeooo:rsid="001c07d0"/>
    </style:style>
    <style:style style:name="T2" style:family="text">
      <style:text-properties officeooo:rsid="001d2412"/>
    </style:style>
    <style:style style:name="T3" style:family="text">
      <style:text-properties officeooo:rsid="0022256b"/>
    </style:style>
    <style:style style:name="T4" style:family="text">
      <style:text-properties officeooo:rsid="0025ce73"/>
    </style:style>
    <style:style style:name="T5" style:family="text">
      <style:text-properties officeooo:rsid="0029a5fc"/>
    </style:style>
    <style:style style:name="T6" style:family="text">
      <style:text-properties officeooo:rsid="002c7c1d"/>
    </style:style>
    <style:style style:name="T7" style:family="text">
      <style:text-properties style:font-name="Arial" fo:font-size="16pt" fo:font-style="normal" fo:font-weight="bold" officeooo:rsid="0039070c" style:font-size-asian="14pt" style:font-style-asian="normal" style:font-weight-asian="bold" style:font-size-complex="16pt" style:font-style-complex="normal" style:font-weight-complex="bold"/>
    </style:style>
    <style:style style:name="T8" style:family="text">
      <style:text-properties style:font-name="Arial" fo:font-size="16pt" fo:font-style="normal" fo:font-weight="bold" officeooo:rsid="002b6da1" style:font-size-asian="14pt" style:font-style-asian="normal" style:font-weight-asian="bold" style:font-size-complex="16pt" style:font-style-complex="normal" style:font-weight-complex="bold"/>
    </style:style>
    <style:style style:name="T9" style:family="text">
      <style:text-properties style:font-name="Arial" fo:font-size="16pt" fo:font-style="normal" fo:font-weight="bold" officeooo:rsid="003f785a" style:font-size-asian="14pt" style:font-style-asian="normal" style:font-weight-asian="bold" style:font-size-complex="16pt" style:font-style-complex="normal" style:font-weight-complex="bold"/>
    </style:style>
    <style:style style:name="T10" style:family="text">
      <style:text-properties officeooo:rsid="002f2c28"/>
    </style:style>
    <style:style style:name="T11" style:family="text">
      <style:text-properties officeooo:rsid="0032622f"/>
    </style:style>
    <style:style style:name="T12" style:family="text">
      <style:text-properties officeooo:rsid="003376e5"/>
    </style:style>
    <style:style style:name="T13" style:family="text">
      <style:text-properties officeooo:rsid="00361202"/>
    </style:style>
    <style:style style:name="T14" style:family="text">
      <style:text-properties officeooo:rsid="003636da"/>
    </style:style>
    <style:style style:name="T15" style:family="text">
      <style:text-properties fo:font-weight="bold" style:font-weight-asian="bold" style:font-weight-complex="bold"/>
    </style:style>
    <style:style style:name="T16" style:family="text">
      <style:text-properties fo:font-weight="bold" officeooo:rsid="003636da" style:font-weight-asian="bold" style:font-weight-complex="bold"/>
    </style:style>
    <style:style style:name="T17" style:family="text">
      <style:text-properties fo:font-weight="bold" officeooo:rsid="00361202" style:font-weight-asian="bold" style:font-weight-complex="bold"/>
    </style:style>
    <style:style style:name="T18" style:family="text">
      <style:text-properties officeooo:rsid="0039070c"/>
    </style:style>
    <style:style style:name="T19" style:family="text">
      <style:text-properties officeooo:rsid="003b2a68"/>
    </style:style>
    <style:style style:name="T20" style:family="text">
      <style:text-properties officeooo:rsid="003c0cb7"/>
    </style:style>
    <style:style style:name="T21" style:family="text">
      <style:text-properties officeooo:rsid="003eb146"/>
    </style:style>
    <style:style style:name="T22" style:family="text">
      <style:text-properties officeooo:rsid="003f785a"/>
    </style:style>
    <style:style style:name="T23" style:family="text">
      <style:text-properties fo:background-color="#ffff00" loext:char-shading-value="0"/>
    </style:style>
    <style:style style:name="T24" style:family="text">
      <style:text-properties officeooo:rsid="0039070c" fo:background-color="#ffff00" loext:char-shading-value="0"/>
    </style:style>
    <style:style style:name="T25" style:family="text">
      <style:text-properties officeooo:rsid="0040d3a2" fo:background-color="#ffff00" loext:char-shading-value="0"/>
    </style:style>
    <style:style style:name="T26" style:family="text">
      <style:text-properties officeooo:rsid="0040d3a2" fo:background-color="#ffff00" loext:char-shading-value="0"/>
    </style:style>
    <style:style style:name="T27" style:family="text">
      <style:text-properties officeooo:rsid="0040d3a2"/>
    </style:style>
    <style:style style:name="T28" style:family="text">
      <style:text-properties fo:font-size="16pt" style:font-size-asian="14pt" style:font-size-complex="16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Ingenieria de Software 2016</text:p>
      <text:p text:style-name="P31">Grupo SegFault</text:p>
      <text:p text:style-name="P31"/>
      <text:p text:style-name="P46"/>
      <text:p text:style-name="P31"/>
      <text:p text:style-name="P31"/>
      <text:p text:style-name="P31"/>
      <text:p text:style-name="P31">Calculadora por Linea de Comandos</text:p>
      <text:p text:style-name="P31">Plan de administracion de configuracion</text:p>
      <text:p text:style-name="P31"/>
      <text:p text:style-name="P31"/>
      <text:p text:style-name="P46"/>
      <text:p text:style-name="P24"/>
      <text:p text:style-name="P24"/>
      <text:p text:style-name="P24"/>
      <text:p text:style-name="P24"/>
      <text:p text:style-name="P24"/>
      <text:p text:style-name="P24"/>
      <text:p text:style-name="P24">Autores: <text:tab/>Perez, Federico</text:p>
      <text:p text:style-name="P24"><text:tab/><text:tab/>Alaniz, Alvaro Gaston</text:p>
      <text:p text:style-name="P24"><text:tab/><text:tab/>Arreguez, Joaquin Eduardo</text:p>
      <text:p text:style-name="P24"/>
      <text:p text:style-name="P24">Version del documento: 1.0.0</text:p>
      <text:p text:style-name="P56">Historial de Revis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8">Version</text:p>
          </table:table-cell>
          <table:table-cell table:style-name="Table1.A1" office:value-type="string">
            <text:p text:style-name="P58">Fecha</text:p>
          </table:table-cell>
          <table:table-cell table:style-name="Table1.A1" office:value-type="string">
            <text:p text:style-name="P58">Sumario de Cambios</text:p>
          </table:table-cell>
          <table:table-cell table:style-name="Table1.D1" office:value-type="string">
            <text:p text:style-name="P58">Autor</text:p>
          </table:table-cell>
        </table:table-row>
        <table:table-row>
          <table:table-cell table:style-name="Table1.A2" office:value-type="string">
            <text:p text:style-name="P58">1.0.0</text:p>
          </table:table-cell>
          <table:table-cell table:style-name="Table1.A2" office:value-type="string">
            <text:p text:style-name="P58">25/03/2016</text:p>
          </table:table-cell>
          <table:table-cell table:style-name="Table1.A2" office:value-type="string">
            <text:p text:style-name="P58">Informe Inicial</text:p>
          </table:table-cell>
          <table:table-cell table:style-name="Table1.D2" office:value-type="string">
            <text:p text:style-name="P25">Perez, Federico</text:p>
            <text:p text:style-name="P25">Alaniz, Alvaro Gaston</text:p>
            <text:p text:style-name="P33">Arreguez, Joaquin Eduardo</text:p>
          </table:table-cell>
        </table:table-row>
        <table:table-row>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D2" office:value-type="string">
            <text:p text:style-name="P57"/>
          </table:table-cell>
        </table:table-row>
        <table:table-row>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D2" office:value-type="string">
            <text:p text:style-name="P57"/>
          </table:table-cell>
        </table:table-row>
        <table:table-row>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D2" office:value-type="string">
            <text:p text:style-name="P57"/>
          </table:table-cell>
        </table:table-row>
      </table:table>
      <text:p text:style-name="P24"/>
      <text:p text:style-name="P24"/>
      <text:p text:style-name="P48">Pagina de aprobacion</text:p>
      <text:p text:style-name="P32"/>
      <text:p text:style-name="P2">La siguiente es una lista de las personas cuya aprobacion es requerida para hacer modificaciones mayores a cualquier elemento de este plan de configuracion.</text:p>
      <text:p text:style-name="P2"/>
      <table:table table:name="Table2" table:style-name="Table2">
        <table:table-column table:style-name="Table2.A" table:number-columns-repeated="3"/>
        <table:table-row>
          <table:table-cell table:style-name="Table2.A1" office:value-type="string">
            <text:p text:style-name="P61">Gerente de Ingenieria</text:p>
          </table:table-cell>
          <table:table-cell table:style-name="Table2.A1" office:value-type="string">
            <text:p text:style-name="P61">Fecha</text:p>
          </table:table-cell>
          <table:table-cell table:style-name="Table2.C1" office:value-type="string">
            <text:p text:style-name="P61">Firma</text:p>
          </table:table-cell>
        </table:table-row>
        <table:table-row>
          <table:table-cell table:style-name="Table2.A2" office:value-type="string">
            <text:p text:style-name="P61">Miceli, Martin</text:p>
          </table:table-cell>
          <table:table-cell table:style-name="Table2.A2" office:value-type="string">
            <text:p text:style-name="P59"/>
          </table:table-cell>
          <table:table-cell table:style-name="Table2.C2" office:value-type="string">
            <text:p text:style-name="P59"/>
          </table:table-cell>
        </table:table-row>
      </table:table>
      <text:p text:style-name="P2"/>
      <text:p text:style-name="P2"/>
      <table:table table:name="Table3" table:style-name="Table3">
        <table:table-column table:style-name="Table3.A" table:number-columns-repeated="3"/>
        <table:table-row>
          <table:table-cell table:style-name="Table3.A1" office:value-type="string">
            <text:p text:style-name="P61">Gerente de Ingenieria</text:p>
          </table:table-cell>
          <table:table-cell table:style-name="Table3.A1" office:value-type="string">
            <text:p text:style-name="P61">Fecha</text:p>
          </table:table-cell>
          <table:table-cell table:style-name="Table3.C1" office:value-type="string">
            <text:p text:style-name="P61">Firma</text:p>
          </table:table-cell>
        </table:table-row>
        <table:table-row>
          <table:table-cell table:style-name="Table3.A2" office:value-type="string">
            <text:p text:style-name="P61">Nonino, Julian</text:p>
          </table:table-cell>
          <table:table-cell table:style-name="Table3.A2" office:value-type="string">
            <text:p text:style-name="P60"/>
          </table:table-cell>
          <table:table-cell table:style-name="Table3.C2" office:value-type="string">
            <text:p text:style-name="P60"/>
          </table:table-cell>
        </table:table-row>
      </table:table>
      <text:p text:style-name="P2"/>
      <text:p text:style-name="P2"/>
      <text:p text:style-name="P49">Tabla de Contenidos</text:p>
      <text:p text:style-name="P34"/>
      <text:p text:style-name="P34">TODO</text:p>
      <text:p text:style-name="P51">1<text:tab/>Introduccion</text:p>
      <text:p text:style-name="P26"><text:tab/></text:p>
      <text:p text:style-name="P35">1.1 <text:tab/>Proposito y alcance</text:p>
      <text:p text:style-name="P3">Este documento cubre el plan de administracion de configuracion del proyecto de la Calculadora por linea de comandos. El proposito de este plan es controlar la configuracion de los requerimientos, documentos, hardware, software y herramientas usadas en el proyecto.</text:p>
      <text:p text:style-name="P3">Para todas las herramientas que sean utilizadas y entregadas en Ingenieria de Software, y utilizadas en el proyecto, se van a seguir las respectivas reglas del Sistema de Manejo de Herramientas<text:span text:style-name="T3">(SMH)</text:span>.</text:p>
      <text:p text:style-name="P3">La Administracion de la Configuracion del Software (ACS) es el proceso por el cual se identifican los metodos y las herramientas para controlar el software a traves de su desarrollo y su uso.</text:p>
      <text:p text:style-name="P3"/>
      <text:p text:style-name="P44"><text:span text:style-name="T18">1.1.1</text:span> <text:span text:style-name="T18">Explicacion del proyecto</text:span></text:p>
      <text:p text:style-name="P44"/>
      <text:p text:style-name="P15">El Plan de Gestión y Control Configuraciones esta pensado <text:span text:style-name="T19">para</text:span> una calculadora por línea de comandos con las siguientes características: </text:p>
      <text:p text:style-name="P15"/>
      <text:list xml:id="list6477913194037055224" text:style-name="L1">
        <text:list-item>
          <text:p text:style-name="P91">Debe permitir el ingreso de números y de los siguientes operadores: “+”, “-“, “*”, “/”, “%”, “Enter”. </text:p>
        </text:list-item>
        <text:list-item>
          <text:p text:style-name="P91">Se presionaran todos los caracteres numéricos necesarios, permitiendo borrar, y el número será almacenado como operando cuando se presiones algún operador. </text:p>
        </text:list-item>
        <text:list-item>
          <text:p text:style-name="P91">Las operaciones de adición y sustracción deben contemplar una cantidad indeterminada de números hasta que el usuario decida obtener el resultado y deben poder mezclarse los operadores. El resto de las operaciones funcionaran entre dos números. </text:p>
        </text:list-item>
        <text:list-item>
          <text:p text:style-name="P91">El “Enter” funcionará como el operador “=”. </text:p>
        </text:list-item>
        <text:list-item>
          <text:p text:style-name="P91">Luego de cada “Enter” se debe imprimir una línea como la que se muestran entre los ejemplos.</text:p>
        </text:list-item>
      </text:list>
      <text:p text:style-name="P3"/>
      <text:p text:style-name="P3"/>
      <text:p text:style-name="P36">1.2<text:tab/>Proposito de las practicas ACS</text:p>
      <text:list xml:id="list4033586183738026164" text:style-name="L2">
        <text:list-item>
          <text:p text:style-name="P90">Asegurar la consistencia en la practica de las actividades de la ACS.</text:p>
        </text:list-item>
        <text:list-item>
          <text:p text:style-name="P90">Definir las autoridades para apoyar la ACS.</text:p>
        </text:list-item>
        <text:list-item>
          <text:p text:style-name="P90">Mantener la integridad del producto a traves de su ciclo de vida.</text:p>
        </text:list-item>
        <text:list-item>
          <text:p text:style-name="P90">Informar a los grupos y a los individuos afectados del estado del proyecto.</text:p>
        </text:list-item>
        <text:list-item>
          <text:p text:style-name="P90">Crear un historial verificable del actual y anteriores estados de los productos de trabajo.</text:p>
        </text:list-item>
        <text:list-item>
          <text:p text:style-name="P90">Mejoras en el proceso.</text:p>
        </text:list-item>
      </text:list>
      <text:p text:style-name="P3"/>
      <text:p text:style-name="P3"/>
      <text:p text:style-name="P3"/>
      <text:p text:style-name="P3"/>
      <text:p text:style-name="P37"><text:soft-page-break/>1.3 <text:tab/>Referencias / Acronimos / Glosarios</text:p>
      <text:p text:style-name="P37"/>
      <table:table table:name="Table4" table:style-name="Table4">
        <table:table-column table:style-name="Table4.A"/>
        <table:table-column table:style-name="Table4.B"/>
        <table:table-column table:style-name="Table4.C"/>
        <table:table-row>
          <table:table-cell table:style-name="Table4.A1" office:value-type="string">
            <text:p text:style-name="P71">Referencia</text:p>
          </table:table-cell>
          <table:table-cell table:style-name="Table4.A1" office:value-type="string">
            <text:p text:style-name="P71">Descripcion</text:p>
          </table:table-cell>
          <table:table-cell table:style-name="Table4.C1" office:value-type="string">
            <text:p text:style-name="P71">Link</text:p>
          </table:table-cell>
        </table:table-row>
        <table:table-row>
          <table:table-cell table:style-name="Table4.A2" office:value-type="string">
            <text:p text:style-name="P63"/>
          </table:table-cell>
          <table:table-cell table:style-name="Table4.B2" office:value-type="string">
            <text:p text:style-name="P63"/>
          </table:table-cell>
          <table:table-cell table:style-name="Table4.C2" office:value-type="string">
            <text:p text:style-name="P63"/>
          </table:table-cell>
        </table:table-row>
      </table:table>
      <text:p text:style-name="P4">Tabla 1-Referencias</text:p>
      <text:p text:style-name="P37"/>
      <text:p text:style-name="P37"/>
      <table:table table:name="Table5" table:style-name="Table5">
        <table:table-column table:style-name="Table5.A"/>
        <table:table-column table:style-name="Table5.B"/>
        <table:table-row>
          <table:table-cell table:style-name="Table5.A1" office:value-type="string">
            <text:p text:style-name="P71">Acronimo</text:p>
          </table:table-cell>
          <table:table-cell table:style-name="Table5.B1" office:value-type="string">
            <text:p text:style-name="P71">Descripcion</text:p>
          </table:table-cell>
        </table:table-row>
        <table:table-row>
          <table:table-cell table:style-name="Table5.A6" office:value-type="string">
            <text:p text:style-name="P64">ACS</text:p>
          </table:table-cell>
          <table:table-cell table:style-name="Table5.B6" office:value-type="string">
            <text:p text:style-name="P64">Administracion de configuracion del Software</text:p>
          </table:table-cell>
        </table:table-row>
        <table:table-row>
          <table:table-cell table:style-name="Table5.A6" office:value-type="string">
            <text:p text:style-name="P64">SMH</text:p>
          </table:table-cell>
          <table:table-cell table:style-name="Table5.B6" office:value-type="string">
            <text:p text:style-name="P64">Sistema de manejo de Herramientas</text:p>
          </table:table-cell>
        </table:table-row>
        <table:table-row>
          <table:table-cell table:style-name="Table5.A6" office:value-type="string">
            <text:p text:style-name="P64">PAC</text:p>
          </table:table-cell>
          <table:table-cell table:style-name="Table5.B6" office:value-type="string">
            <text:p text:style-name="P64">Plan de Administracion de Configuracion</text:p>
          </table:table-cell>
        </table:table-row>
        <table:table-row>
          <table:table-cell table:style-name="Table5.A6" office:value-type="string">
            <text:p text:style-name="P65">HMC</text:p>
          </table:table-cell>
          <table:table-cell table:style-name="Table5.B6" office:value-type="string">
            <text:p text:style-name="P65">Herramientas del Manejo de la Configuracion</text:p>
          </table:table-cell>
        </table:table-row>
        <table:table-row>
          <table:table-cell table:style-name="Table5.A6" office:value-type="string">
            <text:p text:style-name="P9">AGPC</text:p>
          </table:table-cell>
          <table:table-cell table:style-name="Table5.B6" office:value-type="string">
            <text:p text:style-name="P9">Administrador Global del Proyecto de Configuracion</text:p>
          </table:table-cell>
        </table:table-row>
      </table:table>
      <text:p text:style-name="P4">Tabla 2-Acronimos/Glosario</text:p>
      <text:p text:style-name="P50">1.4 <text:tab/>Herramientas del Manejo de la Configuracion</text:p>
      <text:p text:style-name="P38"/>
      <table:table table:name="Table6" table:style-name="Table6">
        <table:table-column table:style-name="Table6.A"/>
        <table:table-column table:style-name="Table6.B"/>
        <table:table-column table:style-name="Table6.C"/>
        <table:table-row>
          <table:table-cell table:style-name="Table6.A1" office:value-type="string">
            <text:list xml:id="list6957845598523347949" text:style-name="L3">
              <text:list-item>
                <text:p text:style-name="P77">Herramienta / Proceso</text:p>
              </text:list-item>
            </text:list>
          </table:table-cell>
          <table:table-cell table:style-name="Table6.A1" office:value-type="string">
            <text:p text:style-name="P72">Proposito</text:p>
          </table:table-cell>
          <table:table-cell table:style-name="Table6.C1" office:value-type="string">
            <text:p text:style-name="P78">Control de la Herramienta</text:p>
          </table:table-cell>
        </table:table-row>
        <table:table-row>
          <table:table-cell table:style-name="Table6.A9" office:value-type="string">
            <text:p text:style-name="P67">Git</text:p>
          </table:table-cell>
          <table:table-cell table:style-name="Table6.B9" office:value-type="string">
            <text:p text:style-name="P83"><text:span text:style-name="T21">Manejo y c</text:span>ontrol de versiones <text:span text:style-name="T21">para</text:span> documentacion, código fuente <text:span text:style-name="T21">y entorno de construcción de código.</text:span></text:p>
          </table:table-cell>
          <table:table-cell table:style-name="Table6.C9" office:value-type="string">
            <text:p text:style-name="P84">Repositorio remoto.</text:p>
            <text:p text:style-name="P84">Check-in/Check-out.</text:p>
            <text:p text:style-name="P84">Branching de código fuente y capacidad de merge para desarrollo paralelo.</text:p>
          </table:table-cell>
        </table:table-row>
        <table:table-row>
          <table:table-cell table:style-name="Table6.A9" office:value-type="string">
            <text:p text:style-name="P65">Gradle</text:p>
          </table:table-cell>
          <table:table-cell table:style-name="Table6.B9" office:value-type="string">
            <text:p text:style-name="P65">Automatizacion en la construccion de codigo.</text:p>
          </table:table-cell>
          <table:table-cell table:style-name="Table6.C9" office:value-type="string">
            <text:p text:style-name="P84">Construcción de código mediante scripts basado en entorno de construccion.</text:p>
          </table:table-cell>
        </table:table-row>
        <table:table-row>
          <table:table-cell table:style-name="Table6.A9" office:value-type="string">
            <text:p text:style-name="P66">Travis</text:p>
          </table:table-cell>
          <table:table-cell table:style-name="Table6.B9" office:value-type="string">
            <text:p text:style-name="P67">Servicio de integracion continua. <text:span text:style-name="T21">Comunicación de fallas en construccion de codigo fuente.</text:span></text:p>
          </table:table-cell>
          <table:table-cell table:style-name="Table6.C9" office:value-type="string">
            <text:p text:style-name="P84">Construcción automática de código al detectar cambios en el repositorio.</text:p>
            <text:p text:style-name="P84">Comunicación de fallas de compilacion.</text:p>
          </table:table-cell>
        </table:table-row>
        <table:table-row>
          <table:table-cell table:style-name="Table6.A9" office:value-type="string">
            <text:p text:style-name="P66">JUnit</text:p>
          </table:table-cell>
          <table:table-cell table:style-name="Table6.B9" office:value-type="string">
            <text:p text:style-name="P84">Deteccion de errores de funcionamiento en código fuente.</text:p>
          </table:table-cell>
          <table:table-cell table:style-name="Table6.C9" office:value-type="string">
            <text:p text:style-name="P85"/>
          </table:table-cell>
        </table:table-row>
        <table:table-row>
          <table:table-cell table:style-name="Table6.A9" office:value-type="string">
            <text:p text:style-name="P66">JaCoCo</text:p>
          </table:table-cell>
          <table:table-cell table:style-name="Table6.B9" office:value-type="string">
            <text:p text:style-name="P74">Biblioteca para analizar la cobertura de los test.</text:p>
          </table:table-cell>
          <table:table-cell table:style-name="Table6.C9" office:value-type="string">
            <text:p text:style-name="P63"/>
          </table:table-cell>
        </table:table-row>
        <table:table-row>
          <table:table-cell table:style-name="Table6.A9" office:value-type="string">
            <text:p text:style-name="P66">CheckStyle</text:p>
          </table:table-cell>
          <table:table-cell table:style-name="Table6.B9" office:value-type="string">
            <text:p text:style-name="P67">Analisis de codigo estatico para chequear si cumple con las reglas estandar de codificacion.</text:p>
          </table:table-cell>
          <table:table-cell table:style-name="Table6.C9" office:value-type="string">
            <text:p text:style-name="P63"/>
          </table:table-cell>
        </table:table-row>
        <table:table-row>
          <table:table-cell table:style-name="Table6.A9" office:value-type="string">
            <text:p text:style-name="P66">Findbugs</text:p>
          </table:table-cell>
          <table:table-cell table:style-name="Table6.B9" office:value-type="string">
            <text:p text:style-name="P67">Analisis de codigo estatico para buscar bugs en el codigo.</text:p>
          </table:table-cell>
          <table:table-cell table:style-name="Table6.C9" office:value-type="string">
            <text:p text:style-name="P63"/>
          </table:table-cell>
        </table:table-row>
        <table:table-row>
          <table:table-cell table:style-name="Table6.A9" office:value-type="string">
            <text:p text:style-name="P66">PMD</text:p>
          </table:table-cell>
          <table:table-cell table:style-name="Table6.B9" office:value-type="string">
            <text:p text:style-name="P67">Analisis de codigo estatico para buscar deficiencias de programacion.</text:p>
          </table:table-cell>
          <table:table-cell table:style-name="Table6.C9" office:value-type="string">
            <text:p text:style-name="P63"/>
          </table:table-cell>
        </table:table-row>
      </table:table>
      <text:p text:style-name="P38"/>
      <text:p text:style-name="P38"/>
      <text:p text:style-name="P38"/>
      <text:p text:style-name="P38"/>
      <text:p text:style-name="P38"/>
      <text:p text:style-name="P38"/>
      <text:p text:style-name="P38"/>
      <text:p text:style-name="P38"/>
      <text:p text:style-name="P38"/>
      <text:p text:style-name="P109"><text:soft-page-break/>Dirección y forma de acceso a la herramienta de control de versiones</text:p>
      <text:p text:style-name="P93"/>
      <text:p text:style-name="P93">Para el control de versiones se utiilizará un repositorio en GitHub, con la siguiente dirección <text:span text:style-name="T20">web</text:span>:</text:p>
      <text:p text:style-name="P93"/>
      <text:p text:style-name="P93"><text:a xlink:type="simple" xlink:href="https://github.com/JoaquinEduardoArreguez/tp1_SegFault" text:style-name="Internet_20_link" text:visited-style-name="Visited_20_Internet_20_Link">https://github.com/JoaquinEduardoArreguez/tp1_SegFault</text:a></text:p>
      <text:p text:style-name="P93"/>
      <text:p text:style-name="P93">Dicho repositorio es de carácter público para su lectura, sin embargo, para modificarlo es necesario tener permisos de Colaborador sobre el mismo. El carácter de colaborador puede ser concedido únicamente por el administrador del repositorio.</text:p>
      <text:p text:style-name="P93"/>
      <text:p text:style-name="P104">Administrador:</text:p>
      <text:p text:style-name="P93">Arreguez, JoaquinEduardo.</text:p>
      <text:p text:style-name="P93"/>
      <text:p text:style-name="P104">Colaboradores:</text:p>
      <text:p text:style-name="P93">Arreguez, JoaquinEduardo.</text:p>
      <text:p text:style-name="P79">Perez, Federico.</text:p>
      <text:p text:style-name="P81">Alaniz, Álvaro Gastón.</text:p>
      <text:p text:style-name="P81">Nonino, Julián.</text:p>
      <text:p text:style-name="P81"/>
      <text:p text:style-name="P89">Dirección y forma de acceso a la herramienta de integracion continua</text:p>
      <text:p text:style-name="P81"/>
      <text:p text:style-name="P82">Travis CI provee el servicio de integracion contínua. Puede accederse al mismo desde la siguiente dirección web:</text:p>
      <text:p text:style-name="P82"/>
      <text:p text:style-name="P82"><text:s/><text:a xlink:type="simple" xlink:href="https://travis-ci.org/JoaquinEduardoArreguez/tp1_SegFault" text:style-name="Internet_20_link" text:visited-style-name="Visited_20_Internet_20_Link">https://travis-ci.org/JoaquinEduardoArreguez/tp1_SegFault</text:a></text:p>
      <text:p text:style-name="P82"/>
      <text:p text:style-name="P82">El servicio de integracion continua está emparejado directamente con el servicio de versionado, y se <text:span text:style-name="T22">dispara automáticamente al detectar cambios en el repositorio de GitHub. Su configuración se da a traves de un archivo nombrado .travis.yml , presente en el repositorio remoto, y determina su funcionamiento. </text:span></text:p>
      <text:p text:style-name="P82"><text:span text:style-name="T22">Los resultados de compilacion del código se envían al administrados del repositorio de GitHub via mail en caso de fallo.</text:span></text:p>
      <text:p text:style-name="P82"/>
      <text:p text:style-name="P104">Administrador:</text:p>
      <text:p text:style-name="P93">Arreguez, JoaquinEduardo.</text:p>
      <text:p text:style-name="P82"/>
      <text:p text:style-name="P52"><text:span text:style-name="T4">2</text:span><text:tab/><text:span text:style-name="T4">Roles de la administracion de configuracion</text:span></text:p>
      <text:p text:style-name="P27"/>
      <text:p text:style-name="P39">2.1<text:tab/>Administradores de la configuracion del proyecto</text:p>
      <text:p text:style-name="P7">Las actividades de la administracion de configuracion seran coordinadas dentro del proyecto de la Calculadora por Linea de comandos <text:span text:style-name="T5">por el Administrador Global del Proyecto de Configuracion (AGPC), cuyo rol es asignado por una persona. Adicionalmente, se asignara un AGCP de reemplazo que se encuentra dentro del equipo de desarrollo.</text:span></text:p>
      <text:p text:style-name="P8">El AGCP es responsable de actividades<text:tab/> como supervisar el la rama principal y las de entrega, determinar cuando son creadas las ramas, que actividades de desarrollo dependen de cada pertenecen a cada rama, etc.</text:p>
      <text:p text:style-name="P8"/>
      <table:table table:name="Table7" table:style-name="Table7">
        <table:table-column table:style-name="Table7.A" table:number-columns-repeated="3"/>
        <table:table-row>
          <table:table-cell table:style-name="Table7.A1" office:value-type="string">
            <text:p text:style-name="P73">Rol</text:p>
          </table:table-cell>
          <table:table-cell table:style-name="Table7.A1" office:value-type="string">
            <text:p text:style-name="P73">Primario</text:p>
          </table:table-cell>
          <table:table-cell table:style-name="Table7.C1" office:value-type="string">
            <text:p text:style-name="P73">Secundario</text:p>
          </table:table-cell>
        </table:table-row>
        <table:table-row>
          <table:table-cell table:style-name="Table7.A2" office:value-type="string">
            <text:p text:style-name="P62">AGCP</text:p>
          </table:table-cell>
          <table:table-cell table:style-name="Table7.A2" office:value-type="string">
            <text:p text:style-name="P62">Nonino, Julian</text:p>
          </table:table-cell>
          <table:table-cell table:style-name="Table7.C2" office:value-type="string">
            <text:p text:style-name="P62">Perez, Federico</text:p>
          </table:table-cell>
        </table:table-row>
      </table:table>
      <text:p text:style-name="P5">Tabla 3-Administradores Globales de la Configuracion</text:p>
      <text:p text:style-name="P5"/>
      <text:p text:style-name="P5"/>
      <text:p text:style-name="P8"/>
      <text:p text:style-name="P53">3 Manejo de Cambios</text:p>
      <text:p text:style-name="P28"/>
      <text:p text:style-name="P40">3.1 Alcance</text:p>
      <text:p text:style-name="P10">El manejo de cambios es un proceso que ocurre despues de que la documentacion, el codigo fuente o la base de hardware del producto esta identificada y aprobada. Los cambios incluyen cambios internos a la aproximacion inicial documentada debido a resultados de simulaciones o test o pedidos externos de cambios a funciones o capacidades.</text:p>
      <text:p text:style-name="P10"/>
      <text:p text:style-name="P42">3.2 Entregas de nucleo y modulos de cliente</text:p>
      <text:p text:style-name="P42"/>
      <text:p text:style-name="P113">3.2.1 Comite tecnico de control de cambios (CTCC)</text:p>
      <text:p text:style-name="P113"><text:span text:style-name="T26">(CHANGE CONTROL BOARD)</text:span></text:p>
      <text:p text:style-name="P43"/>
      <text:p text:style-name="P17">El TCCB se asegura que <text:s/>caga cambio este propiamente considerado por todas las partes y es autorizado antes de su implementacion. Tambien es responsable de aprobar, monitorear y controlar los pedidos de cambio para establecer bases de elementos de configuracion.</text:p>
      <text:p text:style-name="P17">El alcance del trabajo sera aprobar o rechazar cambios necesitados en planes, documentos y codigo. Las deciciones seran hechas sobre acciones a ser tomadas basadas en el resultado de actividades aseguradoras de calidad y salud del producto despues de cada ciclo de pruebas.</text:p>
      <text:p text:style-name="P17"/>
      <text:p text:style-name="P22">3.2.1.1 Miembros <text:span text:style-name="T25">(Listado y forma de contacto de los integrantes)</text:span></text:p>
      <text:p text:style-name="P43"/>
      <text:p text:style-name="P17">La seguiente tabla muestra a los miembros que asisten al CTCC. <text:span text:style-name="T6">Los marcados con * requieren asistencia obligatoria, el resto es opcional.</text:span></text:p>
      <text:p text:style-name="P17"/>
      <table:table table:name="Table8" table:style-name="Table8">
        <table:table-column table:style-name="Table8.A"/>
        <table:table-column table:style-name="Table8.B"/>
        <table:table-row>
          <table:table-cell table:style-name="Table8.A1" office:value-type="string">
            <text:p text:style-name="P75">Rol en el CTCC</text:p>
          </table:table-cell>
          <table:table-cell table:style-name="Table8.B1" office:value-type="string">
            <text:p text:style-name="P75">Name</text:p>
          </table:table-cell>
        </table:table-row>
        <table:table-row>
          <table:table-cell table:style-name="Table8.A8" office:value-type="string">
            <text:p text:style-name="P76">Manager de Ingenieria </text:p>
          </table:table-cell>
          <table:table-cell table:style-name="Table8.B8" office:value-type="string">
            <text:p text:style-name="P63"/>
          </table:table-cell>
        </table:table-row>
        <table:table-row>
          <table:table-cell table:style-name="Table8.A8" office:value-type="string">
            <text:p text:style-name="P76">Manager de entregas</text:p>
          </table:table-cell>
          <table:table-cell table:style-name="Table8.B8" office:value-type="string">
            <text:p text:style-name="P63"/>
          </table:table-cell>
        </table:table-row>
        <table:table-row>
          <table:table-cell table:style-name="Table8.A8" office:value-type="string">
            <text:p text:style-name="P68">Lider de los equipos scrum</text:p>
          </table:table-cell>
          <table:table-cell table:style-name="Table8.B8" office:value-type="string">
            <text:p text:style-name="P63"/>
          </table:table-cell>
        </table:table-row>
        <table:table-row>
          <table:table-cell table:style-name="Table8.A8" office:value-type="string">
            <text:p text:style-name="P68">Director de Ingenieria</text:p>
          </table:table-cell>
          <table:table-cell table:style-name="Table8.B8" office:value-type="string">
            <text:p text:style-name="P63"/>
          </table:table-cell>
        </table:table-row>
        <table:table-row>
          <table:table-cell table:style-name="Table8.A8" office:value-type="string">
            <text:p text:style-name="P68">Manager Global de la configuracion del proyecto</text:p>
          </table:table-cell>
          <table:table-cell table:style-name="Table8.B8" office:value-type="string">
            <text:p text:style-name="P63"/>
          </table:table-cell>
        </table:table-row>
        <table:table-row>
          <table:table-cell table:style-name="Table8.A8" office:value-type="string">
            <text:p text:style-name="P63"/>
          </table:table-cell>
          <table:table-cell table:style-name="Table8.B8" office:value-type="string">
            <text:p text:style-name="P63"/>
          </table:table-cell>
        </table:table-row>
        <table:table-row>
          <table:table-cell table:style-name="Table8.A8" office:value-type="string">
            <text:p text:style-name="P63"/>
          </table:table-cell>
          <table:table-cell table:style-name="Table8.B8" office:value-type="string">
            <text:p text:style-name="P63"/>
          </table:table-cell>
        </table:table-row>
      </table:table>
      <text:p text:style-name="P6">Tabla <text:span text:style-name="T11">4</text:span>-<text:span text:style-name="T11">Miembros del CTCC</text:span></text:p>
      <text:p text:style-name="P23"/>
      <text:p text:style-name="P55">3.2.1.<text:span text:style-name="T10">2</text:span> <text:span text:style-name="T10">Frecuencia</text:span></text:p>
      <text:p text:style-name="P18"/>
      <table:table table:name="Table9" table:style-name="Table9">
        <table:table-column table:style-name="Table9.A"/>
        <table:table-column table:style-name="Table9.B"/>
        <table:table-row>
          <table:table-cell table:style-name="Table9.A1" office:value-type="string">
            <text:p text:style-name="P70">Reunion del Comite de control de cambios</text:p>
          </table:table-cell>
          <table:table-cell table:style-name="Table9.B1" office:value-type="string">
            <text:p text:style-name="P70">Frecuencia</text:p>
          </table:table-cell>
        </table:table-row>
        <table:table-row>
          <table:table-cell table:style-name="Table9.A2" office:value-type="string">
            <text:p text:style-name="P69">C<text:span text:style-name="T11">T</text:span>CC de Calculadora por linea de comandos</text:p>
          </table:table-cell>
          <table:table-cell table:style-name="Table9.B2" office:value-type="string">
            <text:p text:style-name="P69">Las reuniones son semanales o a demanda.</text:p>
          </table:table-cell>
        </table:table-row>
      </table:table>
      <text:p text:style-name="P6">Tabla <text:span text:style-name="T11">5</text:span>-<text:span text:style-name="T11">Frecuencia de las reuniones del CTCC</text:span></text:p>
      <text:p text:style-name="P19"/>
      <text:p text:style-name="P105">3.2.1.<text:span text:style-name="T12">3 Herramienta de control de cambios</text:span></text:p>
      <text:p text:style-name="P106">(AL FINAL ME PARECE QUE ESTÁ MAL ÉSTO, DE TODAS FORMAS NO ESTÁ EN LOS REQUERIMIENTOS MÍNIMOS)</text:p>
      <text:p text:style-name="P105"/>
      <text:p text:style-name="P102">Una instancia de Git sera usada para controlar los cambios y los diferentes modulos.</text:p>
      <text:p text:style-name="P102"/>
      <table:table table:name="Table10" table:style-name="Table10">
        <table:table-column table:style-name="Table10.A"/>
        <table:table-column table:style-name="Table10.B"/>
        <table:table-row>
          <table:table-cell table:style-name="Table10.A1" office:value-type="string">
            <text:p text:style-name="P86">Campo</text:p>
          </table:table-cell>
          <table:table-cell table:style-name="Table10.B1" office:value-type="string">
            <text:p text:style-name="P86">Valor</text:p>
          </table:table-cell>
        </table:table-row>
        <table:table-row>
          <table:table-cell table:style-name="Table10.A2" office:value-type="string">
            <text:p text:style-name="P87">URL</text:p>
          </table:table-cell>
          <table:table-cell table:style-name="Table10.B2" office:value-type="string">
            <text:p text:style-name="P88">https://github.com/JoaquinEduardoArreguez/tp1_SegFault</text:p>
          </table:table-cell>
        </table:table-row>
      </table:table>
      <text:p text:style-name="P107">Tabla <text:span text:style-name="T13">6</text:span>-<text:span text:style-name="T13">Informacion del repositorio de Git</text:span></text:p>
      <text:p text:style-name="P115">4<text:tab/>Identificacion de la configuracion <text:span text:style-name="T22">(ESQUEMA DE DIRECTORIOS Y SUS PROPOSITOS)</text:span></text:p>
      <text:p text:style-name="P29"/>
      <text:p text:style-name="P11">Un repositorio alojado en GitHub sera usado para mantener un rastreo de las diferentes versiones y de las enregas. El repositorio <text:span text:style-name="T13">se encuentra ubicado en:</text:span></text:p>
      <text:p text:style-name="P11"/>
      <text:p text:style-name="P11"><text:a xlink:type="simple" xlink:href="https://github.com/JoaquinEduardoArreguez/tp1_SegFault" text:style-name="Internet_20_link" text:visited-style-name="Visited_20_Internet_20_Link"><text:span text:style-name="T13">https://github.com/JoaquinEduardoArreguez/tp1_SegFault</text:span></text:a></text:p>
      <text:p text:style-name="P11"/>
      <text:p text:style-name="P12">Desde ahora la carpeta principal se la nombrara como <text:span text:style-name="T15">tp1_SegFault</text:span>.</text:p>
      <text:p text:style-name="P12">Los planos generales, la documentacion y los diferentes items que caracterizan cada entrega estaran ubicados en <text:span text:style-name="T15">tp1_SegFault/Documentacion.</text:span></text:p>
      <text:p text:style-name="P12"/>
      <text:p text:style-name="P13">Por cada entrega se creara un Branch diferente <text:span text:style-name="T14">ubicado en </text:span><text:span text:style-name="T15">tp1_SegFault/</text:span><text:span text:style-name="T16">tree/&lt;Version&gt;</text:span></text:p>
      <text:p text:style-name="P14">y cuando dicha entrega este terminada se creara una carpeta de entrega ubicada en <text:span text:style-name="T17">tp1_SegFault/</text:span><text:span text:style-name="T15">tree/&lt;Version&gt;/Entrega_&lt;Version&gt;.</text:span></text:p>
      <text:p text:style-name="P14"/>
      <text:p text:style-name="P14">Antes de crear los branch que generaran cada entrega se haran los tags correspondientes para la gestion de las versiones.</text:p>
      <text:p text:style-name="P54"><text:span text:style-name="T14">5</text:span><text:tab/><text:span text:style-name="T14">Configuracion del manejo del codigo fuente</text:span></text:p>
      <text:p text:style-name="P30"/>
      <text:p text:style-name="P15">En esta seccion se describen los diferentes items del manejo del codigo fuente. Cubre temas como el esquema de branches, los tags, estrategia de mergeado, y niveles de calidad esperados de todo el producto.</text:p>
      <text:p text:style-name="P15"/>
      <text:p text:style-name="P41"><text:span text:style-name="T18">5.1</text:span> <text:span text:style-name="T18">Estrategia de entregas </text:span><text:span text:style-name="T24">(PLAN DE FUSION DE ARCHIVOS Y DE ETIQUETADO)</text:span></text:p>
      <text:p text:style-name="P41"><text:span text:style-name="T24"/></text:p>
      <text:p text:style-name="P95"><text:span text:style-name="T24">C</text:span><text:span text:style-name="T23">omo política de etiquetado, se utilizarán etiquetas para marcar cada release. El plan de fusion de archivos y etiquetado es el siguiente:</text:span></text:p>
      <text:p text:style-name="P41"/>
      <text:p text:style-name="P21">El proyecto debe tener cinco “releases”,</text:p>
      <text:p text:style-name="P21"/>
      <text:list xml:id="list283920530079540301" text:style-name="L4">
        <text:list-item>
          <text:p text:style-name="P96">El primer release, será la versión 1.0.0 y debe contemplar solo las operaciones de suma y resta. </text:p>
        </text:list-item>
        <text:list-item>
          <text:p text:style-name="P96">El segundo release, será la versión 2.0.0 y debe incluir todas las operaciones solicitadas excepto la operación de porcentaje. </text:p>
        </text:list-item>
      </text:list>
      <text:list xml:id="list2903147192623464457" text:style-name="L5">
        <text:list-item>
          <text:p text:style-name="P97">El tercer release será la versión 1.1.0 y debe incluir las operaciones que se entregaron en el release 1.0.0 y además la operación de multiplicación. </text:p>
        </text:list-item>
      </text:list>
      <text:list xml:id="list2205592156353112340" text:style-name="L6">
        <text:list-item>
          <text:p text:style-name="P98">El cuarto reléase será la versión 1.2.0 que deberá incluir lo que se entregó en el reléase 1.1.0 y la operación de porcentaje. </text:p>
        </text:list-item>
      </text:list>
      <text:list xml:id="list3137352724072586523" text:style-name="L7">
        <text:list-item>
          <text:p text:style-name="P99">El quinto reléase será la versión 2.1.0 y deberá incluir todas las operaciones que se entregaron en el reléase 2.0.0 y la operación de porcentaje.</text:p>
        </text:list-item>
      </text:list>
      <text:p text:style-name="P21"/>
      <text:p text:style-name="P112">Normas de Etiquetado y nombramiento de archivos</text:p>
      <text:p text:style-name="P112"/>
      <text:p text:style-name="P103">Sería definir el formato de las etiquetas y los nombres de archivos, habrá que verlo.</text:p>
      <text:p text:style-name="P101"/>
      <text:p text:style-name="P20"/>
      <text:p text:style-name="Standard"/>
      <text:p text:style-name="P47"><text:span text:style-name="T7">5.2</text:span><text:span text:style-name="T8"> </text:span><text:span text:style-name="T7">Esquema de ramas </text:span><text:span text:style-name="T9">a usar</text:span></text:p>
      <text:p text:style-name="P41"/>
      <text:p text:style-name="P16">Este esquema muestra las ramas, los tags, y las principales entregas que se van a realizar según lo especificado en los requerimientos del proyecto.</text:p>
      <text:p text:style-name="P16"/>
      <text:p text:style-name="P16"/>
      <text:p text:style-name="P15"><draw:frame draw:style-name="fr1" draw:name="Image1" text:anchor-type="paragraph" svg:x="0.563cm" svg:y="0.296cm" svg:width="14.067cm" svg:height="15.039cm" draw:z-index="0"><draw:image/></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4"/>
      <text:p text:style-name="P94"><text:soft-page-break/></text:p>
      <text:p text:style-name="P80"/>
      <text:p text:style-name="P80"/>
      <text:p text:style-name="P92"/>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MP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MT1" style:family="text">
      <style:text-properties officeooo:rsid="001c07d0"/>
    </style:style>
    <style:style style:name="MT2" style:family="text">
      <style:text-properties officeooo:rsid="001d2412"/>
    </style:style>
    <style:page-layout style:name="Mpm1">
      <style:page-layout-properties fo:page-width="21.001cm" fo:page-height="29.7cm" style:num-format="1" style:print-orientation="portrait" fo:margin-top="1.3cm" fo:margin-bottom="1.3cm" fo:margin-left="1.3cm" fo:margin-right="1.3cm" fo:border="0.06pt solid #000000" fo:padding="0.7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lculadora por Linea de Comandos-<text:span text:style-name="MT1">P</text:span>lan de administracion de configuracion </text:p>
        <text:p text:style-name="MP2"/>
      </style:header>
      <style:header-first>
        <text:p text:style-name="Header_20_left"/>
      </style:header-first>
      <style:footer>
        <text:p text:style-name="Footer"><text:span text:style-name="MT2">Pag. </text:span><text:page-number text:select-page="current">15</text:page-number><text:tab/><text:tab/><text:span text:style-name="MT2">Calculadora-CM_v1.0.0</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46:19.910088894</meta:creation-date>
    <dc:date>2016-03-31T23:40:27.450428847</dc:date>
    <meta:editing-duration>PT6H57M33S</meta:editing-duration>
    <meta:editing-cycles>18</meta:editing-cycles>
    <meta:generator>LibreOffice/5.0.5.2$Linux_X86_64 LibreOffice_project/00m0$Build-2</meta:generator>
    <meta:document-statistic meta:table-count="10" meta:image-count="1" meta:object-count="0" meta:page-count="15" meta:paragraph-count="180" meta:word-count="1555" meta:character-count="10274" meta:non-whitespace-character-count="8890"/>
  </office:meta>
</office:document-meta>
</file>